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rebuchetMS" svg:font-family="TrebuchetMS"/>
    <style:font-face style:name="Courier" svg:font-family="Courier" style:font-family-generic="modern"/>
    <style:font-face style:name="Courier-Bold" svg:font-family="Courier-Bold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69cm"/>
    </style:style>
    <style:style style:name="co3" style:family="table-column">
      <style:table-column-properties fo:break-before="auto" style:column-width="10.55cm"/>
    </style:style>
    <style:style style:name="co4" style:family="table-column">
      <style:table-column-properties fo:break-before="auto" style:column-width="0.649cm"/>
    </style:style>
    <style:style style:name="co5" style:family="table-column">
      <style:table-column-properties fo:break-before="auto" style:column-width="2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urier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9pt" style:language-asian="none" style:country-asian="none" style:font-style-asian="normal" style:font-weight-asian="normal" style:font-name-complex="Courier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urier-Bold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-Bold" style:font-size-asian="9pt" style:language-asian="none" style:country-asian="none" style:font-style-asian="normal" style:font-weight-asian="bold" style:font-name-complex="Courier-Bold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Genre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ernati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assiq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ériment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zz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usique du mond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riété Françai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riété Internationa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res</text:p>
          </table:table-cell>
        </table:table-row>
        <table:table-row table:style-name="ro1">
          <table:table-cell/>
          <table:table-cell table:style-name="ce2"/>
        </table:table-row>
        <table:table-row table:style-name="ro1" table:number-rows-repeated="18">
          <table:table-cell/>
          <table:table-cell table:style-name="Default"/>
        </table:table-row>
        <table:table-row table:style-name="ro1">
          <table:table-cell/>
          <table:table-cell table:style-name="ce2"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lbum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ve in Dubli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4-01-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na Par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3-05-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ve at Vicar S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-01-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monade &amp; Bun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9-01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óg é go Bog é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7-01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d the Ga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5-01-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ndel's Fantas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93-01-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llection Prestig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5-06-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ar No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1-01-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nch Canc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9-01-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daw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8-01-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e Walk Of The Giant Turtl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3-04-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s Siamoise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3-09-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'a des cigales dans la fourmillièr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02-09-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'est-ce qu'on s'fait chi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4-02-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nate pour violon et piano n°1 &amp; sonate pour violon seul (Bartok)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2-10-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les is gu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81-01-01</text:p>
          </table:table-cell>
        </table:table-row>
      </table:table>
      <table:table table:name="Artiste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í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nival in Co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rik Truffaz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Ell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 rue Ketano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s têtes raid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urent Korc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tsch Amerikanische Freundschaf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rebuchetMS" svg:font-family="TrebuchetMS"/>
    <style:font-face style:name="Courier" svg:font-family="Courier" style:font-family-generic="modern"/>
    <style:font-face style:name="Courier-Bold" svg:font-family="Courier-Bold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9T14:22:32.196642663</meta:creation-date>
    <dc:date>2022-09-19T14:27:50.105423523</dc:date>
    <meta:editing-duration>PT5M18S</meta:editing-duration>
    <meta:editing-cycles>1</meta:editing-cycles>
    <meta:document-statistic meta:table-count="3" meta:cell-count="125" meta:object-count="0"/>
    <meta:generator>LibreOffice/7.1.4.2$MacOSX_X86_64 LibreOffice_project/a529a4fab45b75fefc5b6226684193eb000654f6</meta:generator>
  </office:meta>
</office:document-meta>
</file>